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46in"/>
    </style:style>
    <style:style style:name="co2" style:family="table-column">
      <style:table-column-properties fo:break-before="auto" style:column-width="1.311in"/>
    </style:style>
    <style:style style:name="co3" style:family="table-column">
      <style:table-column-properties fo:break-before="auto" style:column-width="1.58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8256in"/>
    </style:style>
    <style:style style:name="co6" style:family="table-column">
      <style:table-column-properties fo:break-before="auto" style:column-width="1.8575in"/>
    </style:style>
    <style:style style:name="co7" style:family="table-column">
      <style:table-column-properties fo:break-before="auto" style:column-width="1.3189in"/>
    </style:style>
    <style:style style:name="co8" style:family="table-column">
      <style:table-column-properties fo:break-before="auto" style:column-width="2.6618in"/>
    </style:style>
    <style:style style:name="co9" style:family="table-column">
      <style:table-column-properties fo:break-before="auto" style:column-width="2.9835in"/>
    </style:style>
    <style:style style:name="co10" style:family="table-column">
      <style:table-column-properties fo:break-before="auto" style:column-width="1.2898in"/>
    </style:style>
    <style:style style:name="co11" style:family="table-column">
      <style:table-column-properties fo:break-before="auto" style:column-width="1.8791in"/>
    </style:style>
    <style:style style:name="co12" style:family="table-column">
      <style:table-column-properties fo:break-before="auto" style:column-width="2.1472in"/>
    </style:style>
    <style:style style:name="co13" style:family="table-column">
      <style:table-column-properties fo:break-before="auto" style:column-width="1.8689in"/>
    </style:style>
    <style:style style:name="co14" style:family="table-column">
      <style:table-column-properties fo:break-before="auto" style:column-width="1.5327in"/>
    </style:style>
    <style:style style:name="co15" style:family="table-column">
      <style:table-column-properties fo:break-before="auto" style:column-width="1in"/>
    </style:style>
    <style:style style:name="co16" style:family="table-column">
      <style:table-column-properties fo:break-before="auto" style:column-width="2.6193in"/>
    </style:style>
    <style:style style:name="co17" style:family="table-column">
      <style:table-column-properties fo:break-before="auto" style:column-width="1.472in"/>
    </style:style>
    <style:style style:name="co18" style:family="table-column">
      <style:table-column-properties fo:break-before="auto" style:column-width="0.97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color="#000000" style:font-name="Courier New" fo:font-size="11pt" style:font-size-asian="11pt" style:font-name-complex="Aptos Narrow" style:font-size-complex="11pt"/>
    </style:style>
    <style:style style:name="ce4" style:family="table-cell" style:parent-style-name="Default">
      <style:table-cell-properties style:rotation-align="none"/>
      <style:text-properties style:font-name="Courier New" fo:font-size="11pt" style:font-size-asian="11pt" style:font-size-complex="11pt"/>
    </style:style>
    <style:style style:name="ce5" style:family="table-cell" style:parent-style-name="Default">
      <style:table-cell-properties style:rotation-align="none"/>
      <style:text-properties style:font-name="Courier New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ptos Narrow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style:text-underline-style="none" style:text-underline-color="font-color" style:text-line-through-type="none" fo:font-style="normal" style:text-outline="false" fo:text-shadow="none" style:text-position="0% 100%" style:font-name-complex="Aptos Narrow" style:font-size-asian="11pt" style:font-size-complex="11pt" style:font-style-asian="normal" style:font-style-complex="normal" fo:font-weight="bold" style:font-weight-asian="bold" style:font-weight-complex="bold"/>
    </style:style>
    <style:style style:name="T3" style:family="text">
      <style:text-properties fo:color="#000000" fo:font-size="11pt" style:text-underline-style="none" style:text-underline-color="font-color" style:text-line-through-type="none" fo:font-style="normal" style:text-outline="false" fo:text-shadow="none" style:text-position="0% 100%" style:font-name-complex="Aptos Narrow" style:font-size-asian="11pt" style:font-size-complex="11pt" style:font-style-asian="normal" style:font-style-complex="normal" fo:font-weight="normal" style:font-weight-asian="normal" style:font-weight-complex="normal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position="0% 100%" style:font-style-asian="normal" style:font-style-complex="normal" fo:font-weight="bold" style:font-weight-asian="bold" style:font-weight-complex="bold"/>
    </style:style>
    <style:style style:name="T6" style:family="text">
      <style:text-properties style:text-underline-style="none" style:text-underline-color="font-color" style:text-line-through-type="none" fo:font-style="normal" style:text-outline="false" fo:text-shadow="none" style:text-position="0% 100%" style:font-style-asian="normal" style:font-style-complex="normal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T Sequencing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WT Sequence</text:p>
          </table:table-cell>
          <table:table-cell office:value-type="string" calcext:value-type="string">
            <text:p>Sequencing 2024-3</text:p>
          </table:table-cell>
          <table:table-cell office:value-type="string" calcext:value-type="string">
            <text:p>Sequencing 2024-4-4</text:p>
          </table:table-cell>
        </table:table-row>
        <table:table-row table:style-name="ro1">
          <table:table-cell office:value-type="string" calcext:value-type="string">
            <text:p>LLLLAFLLTVLLLLLSIL</text:p>
          </table:table-cell>
          <table:table-cell office:value-type="string" calcext:value-type="string">
            <text:p>L4</text:p>
          </table:table-cell>
          <table:table-cell/>
        </table:table-row>
        <table:table-row table:style-name="ro1">
          <table:table-cell office:value-type="string" calcext:value-type="string">
            <text:p>LLLLAILLTLLAVLFSLL</text:p>
          </table:table-cell>
          <table:table-cell office:value-type="string" calcext:value-type="string">
            <text:p>LWT3/L3/L5</text:p>
          </table:table-cell>
          <table:table-cell/>
        </table:table-row>
        <table:table-row table:style-name="ro1">
          <table:table-cell office:value-type="string" calcext:value-type="string">
            <text:p>LLLLLTLLAVLISLLFLL</text:p>
          </table:table-cell>
          <table:table-cell office:value-type="string" calcext:value-type="string">
            <text:p>LWT8/L1</text:p>
          </table:table-cell>
          <table:table-cell/>
        </table:table-row>
        <table:table-row table:style-name="ro1">
          <table:table-cell office:value-type="string" calcext:value-type="string">
            <text:p>LLLLTLLLALIVLLFSLL</text:p>
          </table:table-cell>
          <table:table-cell office:value-type="string" calcext:value-type="string">
            <text:p>LWT11/L6</text:p>
          </table:table-cell>
          <table:table-cell/>
        </table:table-row>
        <table:table-row table:style-name="ro1">
          <table:table-cell office:value-type="string" calcext:value-type="string">
            <text:p>LLLLVALLTILFLLLSLL</text:p>
          </table:table-cell>
          <table:table-cell office:value-type="string" calcext:value-type="string">
            <text:p>LWT12/LWT7</text:p>
          </table:table-cell>
          <table:table-cell/>
        </table:table-row>
        <table:table-row table:style-name="ro1">
          <table:table-cell office:value-type="string" calcext:value-type="string">
            <text:p>LLLVALLTILLALLFSLL</text:p>
          </table:table-cell>
          <table:table-cell office:value-type="string" calcext:value-type="string">
            <text:p>L8</text:p>
          </table:table-cell>
          <table:table-cell/>
        </table:table-row>
        <table:table-row table:style-name="ro1">
          <table:table-cell office:value-type="string" calcext:value-type="string">
            <text:p>LLLALLLVTLLAYLLSFL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WT38/RWT37</text:p>
          </table:table-cell>
        </table:table-row>
        <table:table-row table:style-name="ro1">
          <table:table-cell office:value-type="string" calcext:value-type="string">
            <text:p>LLLATLLISLLFTLLVLL</text:p>
          </table:table-cell>
          <table:table-cell office:value-type="string" calcext:value-type="string">
            <text:p>RWT6/R4</text:p>
          </table:table-cell>
          <table:table-cell office:value-type="string" calcext:value-type="string">
            <text:p>RWT30</text:p>
          </table:table-cell>
        </table:table-row>
        <table:table-row table:style-name="ro1">
          <table:table-cell office:value-type="string" calcext:value-type="string">
            <text:p>LLLFYLLLTLLVALLS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LILLSVLLAYLLTFL</text:p>
          </table:table-cell>
          <table:table-cell/>
          <table:table-cell office:value-type="string" calcext:value-type="string">
            <text:p>RWT33</text:p>
          </table:table-cell>
        </table:table-row>
        <table:table-row table:style-name="ro1">
          <table:table-cell office:value-type="string" calcext:value-type="string">
            <text:p>LLLLTLLVALLSTLLIFL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WT34</text:p>
          </table:table-cell>
        </table:table-row>
        <table:table-row table:style-name="ro1">
          <table:table-cell office:value-type="string" calcext:value-type="string">
            <text:p>LLLTALLVALLFALLSLL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WT40</text:p>
          </table:table-cell>
        </table:table-row>
        <table:table-row table:style-name="ro1">
          <table:table-cell office:value-type="string" calcext:value-type="string">
            <text:p>LLLVYLLTILLALLLS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YALLTTLLSVLLFLL</text:p>
          </table:table-cell>
          <table:table-cell office:value-type="string" calcext:value-type="string">
            <text:p>RWT3/R1</text:p>
          </table:table-cell>
          <table:table-cell office:value-type="string" calcext:value-type="string">
            <text:p>RWT36/RWT35/RWT32</text:p>
          </table:table-cell>
        </table:table-row>
        <table:table-row table:style-name="ro1">
          <table:table-cell office:value-type="string" calcext:value-type="string">
            <text:p>LLLYALLTVLLALLLSFL</text:p>
          </table:table-cell>
          <table:table-cell/>
          <table:table-cell office:value-type="string" calcext:value-type="string">
            <text:p>RWT39</text:p>
          </table:table-cell>
        </table:table-row>
      </table:table>
      <table:table table:name="Single Mutant Sequencing" table:style-name="ta1">
        <table:table-column table:style-name="co5" table:default-cell-style-name="ce3"/>
        <table:table-column table:style-name="co6" table:number-columns-repeated="3" table:default-cell-style-name="ce4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row table:style-name="ro1">
          <table:table-cell table:style-name="ce2" office:value-type="string" calcext:value-type="string">
            <text:p>WT Sequence</text:p>
          </table:table-cell>
          <table:table-cell table:style-name="ce2" office:value-type="string" calcext:value-type="string">
            <text:p>Mutant 1</text:p>
          </table:table-cell>
          <table:table-cell table:style-name="ce2" office:value-type="string" calcext:value-type="string">
            <text:p>Mutant 2</text:p>
          </table:table-cell>
          <table:table-cell table:style-name="ce2" office:value-type="string" calcext:value-type="string">
            <text:p>Mutant 3</text:p>
          </table:table-cell>
          <table:table-cell/>
          <table:table-cell table:style-name="ce2" office:value-type="string" calcext:value-type="string">
            <text:p>WT Sequence</text:p>
          </table:table-cell>
          <table:table-cell office:value-type="string" calcext:value-type="string">
            <text:p>Mutant 1</text:p>
          </table:table-cell>
          <table:table-cell office:value-type="string" calcext:value-type="string">
            <text:p>Mutant 2</text:p>
          </table:table-cell>
          <table:table-cell office:value-type="string" calcext:value-type="string">
            <text:p>Mutant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LLLLAFLL</text:span><text:span text:style-name="T2">T</text:span><text:span text:style-name="T3">VLLLLL</text:span><text:span text:style-name="T2">S</text:span><text:span text:style-name="T3">IL</text:span></text:p>
          </table:table-cell>
          <table:table-cell office:value-type="string" calcext:value-type="string">
            <text:p>LLLLAFLL<text:span text:style-name="T7">V</text:span>VLLLLLSIL</text:p>
          </table:table-cell>
          <table:table-cell office:value-type="string" calcext:value-type="string">
            <text:p>LLLLAFLL<text:span text:style-name="T7">A</text:span>VLLLLLSIL</text:p>
          </table:table-cell>
          <table:table-cell office:value-type="string" calcext:value-type="string">
            <text:p>LLLLAFLLTVLLLLL<text:span text:style-name="T7">A</text:span>IL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Mut1-5/Lmut1-9</text:p>
          </table:table-cell>
          <table:table-cell/>
          <table:table-cell office:value-type="string" calcext:value-type="string">
            <text:p>Lmut2-10/Lmut2-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4">LLLLAILL</text:span><text:span text:style-name="T5">T</text:span><text:span text:style-name="T6">LLAVLF</text:span><text:span text:style-name="T5">S</text:span><text:span text:style-name="T6">LL</text:span></text:p>
          </table:table-cell>
          <table:table-cell office:value-type="string" calcext:value-type="string">
            <text:p>LLLLAILL<text:span text:style-name="T7">V</text:span>LLAVLFSLL</text:p>
          </table:table-cell>
          <table:table-cell office:value-type="string" calcext:value-type="string">
            <text:p>LLLLAILL<text:span text:style-name="T7">A</text:span>LLAVLFSLL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mut2-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4">LLLLL</text:span><text:span text:style-name="T5">T</text:span><text:span text:style-name="T6">LLAVLI</text:span><text:span text:style-name="T5">S</text:span><text:span text:style-name="T6">LLFLL</text:span></text:p>
          </table:table-cell>
          <table:table-cell office:value-type="string" calcext:value-type="string">
            <text:p>LLLLLVLL<text:span text:style-name="T7">A</text:span>VLISLLFLL</text:p>
          </table:table-cell>
          <table:table-cell office:value-type="string" calcext:value-type="string">
            <text:p>LLLLLALL<text:span text:style-name="T7">A</text:span>VLISLLFLL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LMut1-8</text:p>
          </table:table-cell>
          <table:table-cell office:value-type="string" calcext:value-type="string">
            <text:p>Lmut2-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4">LLLL</text:span><text:span text:style-name="T5">T</text:span><text:span text:style-name="T6">LLLALIVLLF</text:span><text:span text:style-name="T5">S</text:span><text:span text:style-name="T6">LL</text:span></text:p>
          </table:table-cell>
          <table:table-cell office:value-type="string" calcext:value-type="string">
            <text:p>LLLL<text:span text:style-name="T7">V</text:span>LLLALIVLLFSLL</text:p>
          </table:table-cell>
          <table:table-cell office:value-type="string" calcext:value-type="string">
            <text:p>LLLL<text:span text:style-name="T7">A</text:span>LLLALIVLLFSL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pan text:style-name="T4">LLLLVALLTILFLLL</text:span><text:span text:style-name="T5">S</text:span><text:span text:style-name="T6">LL</text:span></text:p>
          </table:table-cell>
          <table:table-cell office:value-type="string" calcext:value-type="string">
            <text:p>LLLLVALL<text:span text:style-name="T7">V</text:span>ILFLLLSLL</text:p>
          </table:table-cell>
          <table:table-cell office:value-type="string" calcext:value-type="string">
            <text:p>LLLLVALL<text:span text:style-name="T7">A</text:span>ILFLLLSLL</text:p>
          </table:table-cell>
          <table:table-cell office:value-type="string" calcext:value-type="string">
            <text:p>LLLLVALLTILFLLL<text:span text:style-name="T7">A</text:span>LL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mut1-12</text:p>
          </table:table-cell>
          <table:table-cell/>
          <table:table-cell office:value-type="string" calcext:value-type="string">
            <text:p>Lmut2-6/Lmut2-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4">LLLVALL</text:span><text:span text:style-name="T5">T</text:span><text:span text:style-name="T6">ILLALLF</text:span><text:span text:style-name="T5">S</text:span><text:span text:style-name="T6">LL</text:span></text:p>
          </table:table-cell>
          <table:table-cell office:value-type="string" calcext:value-type="string">
            <text:p>LLLVALL<text:span text:style-name="T7">V</text:span>ILLALLFSLL</text:p>
          </table:table-cell>
          <table:table-cell office:value-type="string" calcext:value-type="string">
            <text:p>LLLVALL<text:span text:style-name="T7">A</text:span>ILLALLFSLL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Lmut2-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4">LLLALLLV</text:span><text:span text:style-name="T5">T</text:span><text:span text:style-name="T6">LLAYLL</text:span><text:span text:style-name="T5">S</text:span><text:span text:style-name="T6">FL</text:span></text:p>
          </table:table-cell>
          <table:table-cell office:value-type="string" calcext:value-type="string">
            <text:p>LLLALLLVTLLAYLL<text:span text:style-name="T7">A</text:span>F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pan text:style-name="T4">LLLA</text:span><text:span text:style-name="T5">T</text:span><text:span text:style-name="T6">LLI</text:span><text:span text:style-name="T5">S</text:span><text:span text:style-name="T6">LLF</text:span><text:span text:style-name="T5">T</text:span><text:span text:style-name="T6">LLVLL</text:span></text:p>
          </table:table-cell>
          <table:table-cell office:value-type="string" calcext:value-type="string">
            <text:p>LLLA<text:span text:style-name="T7">V</text:span>LLISLLFTLLVLL</text:p>
          </table:table-cell>
          <table:table-cell office:value-type="string" calcext:value-type="string">
            <text:p>LLLA<text:span text:style-name="T7">A</text:span>LLISLLFTLLVLL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Rmut1-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4">LLLFYLLL</text:span><text:span text:style-name="T5">T</text:span><text:span text:style-name="T6">LLVALLSIL</text:span></text:p>
          </table:table-cell>
          <table:table-cell office:value-type="string" calcext:value-type="string">
            <text:p>LLLFYLLLTLLVALL<text:span text:style-name="T7">A</text:span>IL</text:p>
          </table:table-cell>
          <table:table-cell office:value-type="string" calcext:value-type="string">
            <text:p>LLLF<text:span text:style-name="T7">F</text:span>LLLTLLVALLSIL</text:p>
          </table:table-cell>
          <table:table-cell table:number-columns-repeated="3"/>
          <table:table-cell office:value-type="string" calcext:value-type="string">
            <text:p>Rmut1-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4">LLLLILL</text:span><text:span text:style-name="T5">S</text:span><text:span text:style-name="T6">VLLAYLL</text:span><text:span text:style-name="T5">T</text:span><text:span text:style-name="T6">FL</text:span></text:p>
          </table:table-cell>
          <table:table-cell office:value-type="string" calcext:value-type="string">
            <text:p>LLLLILL<text:span text:style-name="T7">A</text:span>VLLAYLLTFL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Rmut1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4">LLLL</text:span><text:span text:style-name="T5">T</text:span><text:span text:style-name="T6">LLVALL</text:span><text:span text:style-name="T5">ST</text:span><text:span text:style-name="T6">LLIFL</text:span></text:p>
          </table:table-cell>
          <table:table-cell office:value-type="string" calcext:value-type="string">
            <text:p>LLLL<text:span text:style-name="T7">V</text:span>LLVALLSTLLIFL</text:p>
          </table:table-cell>
          <table:table-cell office:value-type="string" calcext:value-type="string">
            <text:p>LLLL<text:span text:style-name="T7">A</text:span>LLVALLSTLLIFL</text:p>
          </table:table-cell>
          <table:table-cell office:value-type="string" calcext:value-type="string">
            <text:p>LLLLTLLVALL<text:span text:style-name="T7">A</text:span>TLLIFL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mut1-10/Rmut1-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4">LLL</text:span><text:span text:style-name="T5">T</text:span><text:span text:style-name="T6">ALLVALLFALL</text:span><text:span text:style-name="T5">S</text:span><text:span text:style-name="T6">LL</text:span></text:p>
          </table:table-cell>
          <table:table-cell office:value-type="string" calcext:value-type="string">
            <text:p>LLLTALLVALLFALLAL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pan text:style-name="T4">LLLV</text:span><text:span text:style-name="T5">Y</text:span><text:span text:style-name="T6">LL</text:span><text:span text:style-name="T5">T</text:span><text:span text:style-name="T6">ILLALLL</text:span><text:span text:style-name="T5">S</text:span><text:span text:style-name="T6">FL</text:span></text:p>
          </table:table-cell>
          <table:table-cell office:value-type="string" calcext:value-type="string">
            <text:p>LLLVYLLTILLALLL<text:span text:style-name="T7">A</text:span>FL</text:p>
          </table:table-cell>
          <table:table-cell office:value-type="string" calcext:value-type="string">
            <text:p>LLLVYLL<text:span text:style-name="T7">V</text:span>ILLALLLSFL</text:p>
          </table:table-cell>
          <table:table-cell office:value-type="string" calcext:value-type="string">
            <text:p>LLLVYLL<text:span text:style-name="T7">A</text:span>ILLALLLSF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pan text:style-name="T4">LLL</text:span><text:span text:style-name="T5">Y</text:span><text:span text:style-name="T6">ALL</text:span><text:span text:style-name="T5">TT</text:span><text:span text:style-name="T6">LL</text:span><text:span text:style-name="T5">S</text:span><text:span text:style-name="T6">VLLFLL</text:span></text:p>
          </table:table-cell>
          <table:table-cell office:value-type="string" calcext:value-type="string">
            <text:p>LLLYALL<text:span text:style-name="T7">V</text:span>TLLSVLLFLL</text:p>
          </table:table-cell>
          <table:table-cell office:value-type="string" calcext:value-type="string">
            <text:p>LLLYALL<text:span text:style-name="T7">A</text:span>TLLSVLLFLL</text:p>
          </table:table-cell>
          <table:table-cell office:value-type="string" calcext:value-type="string">
            <text:p>LLLYALLTTLL<text:span text:style-name="T7">A</text:span>VLLFLL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mut1-4</text:p>
          </table:table-cell>
          <table:table-cell/>
          <table:table-cell office:value-type="string" calcext:value-type="string">
            <text:p>Rmut2-10/Rmut2-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4">LLL</text:span><text:span text:style-name="T5">Y</text:span><text:span text:style-name="T6">ALL</text:span><text:span text:style-name="T5">T</text:span><text:span text:style-name="T6">VLLALLL</text:span><text:span text:style-name="T5">S</text:span><text:span text:style-name="T6">FL</text:span></text:p>
          </table:table-cell>
          <table:table-cell office:value-type="string" calcext:value-type="string">
            <text:p>LLLYALL<text:span text:style-name="T7">V</text:span>VLLALLLSFL</text:p>
          </table:table-cell>
          <table:table-cell office:value-type="string" calcext:value-type="string">
            <text:p>LLLYALL<text:span text:style-name="T7">A</text:span>VLLALLLSFL</text:p>
          </table:table-cell>
          <table:table-cell office:value-type="string" calcext:value-type="string">
            <text:p>LLLYALLTVLLALLL<text:span text:style-name="T7">A</text:span>F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mut2-1/Rmut2-11/Rmut2-8/Rmut2-6/Rmut2-2</text:p>
          </table:table-cell>
          <table:table-cell/>
          <table:table-cell office:value-type="string" calcext:value-type="string">
            <text:p>LLLYALLVTLLAVLLFL</text:p>
          </table:table-cell>
          <table:table-cell office:value-type="string" calcext:value-type="string">
            <text:p>Rmut1-2</text:p>
          </table:table-cell>
        </table:table-row>
      </table:table>
      <table:table table:name="Multi Mutant Sequencing" table:style-name="ta1">
        <table:table-column table:style-name="co6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5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WT Sequence</text:p>
          </table:table-cell>
          <table:table-cell table:style-name="ce2" office:value-type="string" calcext:value-type="string">
            <text:p>Double Mutants</text:p>
          </table:table-cell>
          <table:table-cell table:style-name="ce2" office:value-type="string" calcext:value-type="string">
            <text:p>Disruption mutants</text:p>
          </table:table-cell>
          <table:table-cell table:style-name="ce2" office:value-type="string" calcext:value-type="string">
            <text:p>Y Mutants</text:p>
          </table:table-cell>
          <table:table-cell table:style-name="ce2"/>
          <table:table-cell table:style-name="ce2" office:value-type="string" calcext:value-type="string">
            <text:p>WT Sequence</text:p>
          </table:table-cell>
          <table:table-cell office:value-type="string" calcext:value-type="string">
            <text:p>Multi Mutant</text:p>
          </table:table-cell>
          <table:table-cell office:value-type="string" calcext:value-type="string">
            <text:p>Clash Mutant</text:p>
          </table:table-cell>
          <table:table-cell office:value-type="string" calcext:value-type="string">
            <text:p>Y Mutant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LLLLAFLL</text:span><text:span text:style-name="T2">T</text:span><text:span text:style-name="T3">VLLLLL</text:span><text:span text:style-name="T2">S</text:span><text:span text:style-name="T3">IL</text:span></text:p>
          </table:table-cell>
          <table:table-cell office:value-type="string" calcext:value-type="string">
            <text:p><text:span text:style-name="T4">LLLLAFLL</text:span><text:span text:style-name="T5">V</text:span><text:span text:style-name="T6">VLLLLL</text:span><text:span text:style-name="T5">A</text:span><text:span text:style-name="T6">IL</text:span></text:p>
          </table:table-cell>
          <table:table-cell office:value-type="string" calcext:value-type="string">
            <text:p><text:span text:style-name="T4">LLLLAFLL</text:span><text:span text:style-name="T5">I</text:span><text:span text:style-name="T6">VLLLLLSILILI</text:span></text:p>
          </table:table-cell>
          <table:table-cell/>
          <table:table-cell office:value-type="string" calcext:value-type="string">
            <text:p>L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23/LD20/LD11/LD44/LD42/LD36/LD30</text:p>
          </table:table-cell>
          <table:table-cell office:value-type="string" calcext:value-type="string">
            <text:p>LC9</text:p>
          </table:table-cell>
          <table:table-cell/>
          <table:table-cell office:value-type="string" calcext:value-type="string">
            <text:p>LD18 is a multiple with two tms</text:p>
          </table:table-cell>
        </table:table-row>
        <table:table-row table:style-name="ro2">
          <table:table-cell office:value-type="string" calcext:value-type="string">
            <text:p><text:span text:style-name="T4">LLLLAILL</text:span><text:span text:style-name="T5">T</text:span><text:span text:style-name="T6">LLAVLF</text:span><text:span text:style-name="T5">S</text:span><text:span text:style-name="T6">LL</text:span></text:p>
          </table:table-cell>
          <table:table-cell office:value-type="string" calcext:value-type="string">
            <text:p><text:span text:style-name="T4">LLLLAILL</text:span><text:span text:style-name="T5">V</text:span><text:span text:style-name="T6">LLAVLF</text:span><text:span text:style-name="T5">A</text:span><text:span text:style-name="T6">LL</text:span></text:p>
          </table:table-cell>
          <table:table-cell office:value-type="string" calcext:value-type="string">
            <text:p><text:span text:style-name="T4">LLLLAILLTLL</text:span><text:span text:style-name="T5">I</text:span><text:span text:style-name="T6">VLFSLLILI</text:span></text:p>
          </table:table-cell>
          <table:table-cell/>
          <table:table-cell office:value-type="string" calcext:value-type="string">
            <text:p>LWT3/L3/L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21/LD47</text:p>
          </table:table-cell>
          <table:table-cell office:value-type="string" calcext:value-type="string">
            <text:p>LC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4">LLLLL</text:span><text:span text:style-name="T5">T</text:span><text:span text:style-name="T6">LLAVLI</text:span><text:span text:style-name="T5">S</text:span><text:span text:style-name="T6">LLFLL</text:span></text:p>
          </table:table-cell>
          <table:table-cell office:value-type="string" calcext:value-type="string">
            <text:p><text:span text:style-name="T4">LLLLL</text:span><text:span text:style-name="T5">V</text:span><text:span text:style-name="T6">LLAVLI</text:span><text:span text:style-name="T5">A</text:span><text:span text:style-name="T6">LLFLL</text:span></text:p>
          </table:table-cell>
          <table:table-cell office:value-type="string" calcext:value-type="string">
            <text:p><text:span text:style-name="T4">LLLLLTLLAVLI</text:span><text:span text:style-name="T5">I</text:span><text:span text:style-name="T6">LLFLLILI</text:span></text:p>
          </table:table-cell>
          <table:table-cell/>
          <table:table-cell office:value-type="string" calcext:value-type="string">
            <text:p>LWT8/L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4">LLLL</text:span><text:span text:style-name="T5">T</text:span><text:span text:style-name="T6">LLLALIVLLF</text:span><text:span text:style-name="T5">S</text:span><text:span text:style-name="T6">LL</text:span></text:p>
          </table:table-cell>
          <table:table-cell office:value-type="string" calcext:value-type="string">
            <text:p><text:span text:style-name="T4">LLLL</text:span><text:span text:style-name="T5">V</text:span><text:span text:style-name="T6">LLLALIVLLF</text:span><text:span text:style-name="T5">A</text:span><text:span text:style-name="T6">LL</text:span></text:p>
          </table:table-cell>
          <table:table-cell office:value-type="string" calcext:value-type="string">
            <text:p><text:span text:style-name="T4">LLLLTLLLALIVLL</text:span><text:span text:style-name="T5">I</text:span><text:span text:style-name="T6">SLLILI</text:span></text:p>
          </table:table-cell>
          <table:table-cell/>
          <table:table-cell office:value-type="string" calcext:value-type="string">
            <text:p>LWT11/L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50/LD49/LD32</text:p>
          </table:table-cell>
          <table:table-cell office:value-type="string" calcext:value-type="string">
            <text:p>LC3/LC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4">LLLLVALLTILFLLL</text:span><text:span text:style-name="T5">S</text:span><text:span text:style-name="T6">LL</text:span></text:p>
          </table:table-cell>
          <table:table-cell office:value-type="string" calcext:value-type="string">
            <text:p><text:span text:style-name="T4">LLLLVALL</text:span><text:span text:style-name="T5">V</text:span><text:span text:style-name="T6">ILFLLL</text:span><text:span text:style-name="T5">A</text:span><text:span text:style-name="T6">LL</text:span></text:p>
          </table:table-cell>
          <table:table-cell office:value-type="string" calcext:value-type="string">
            <text:p><text:span text:style-name="T4">LLLLVALLTILF</text:span><text:span text:style-name="T5">I</text:span><text:span text:style-name="T6">LLSLLILI</text:span></text:p>
          </table:table-cell>
          <table:table-cell/>
          <table:table-cell office:value-type="string" calcext:value-type="string">
            <text:p>LWT12/LWT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8/LD3/LD10_day2/LD40/LD34/LD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4">LLLVALL</text:span><text:span text:style-name="T5">T</text:span><text:span text:style-name="T6">ILLALLF</text:span><text:span text:style-name="T5">S</text:span><text:span text:style-name="T6">LL</text:span></text:p>
          </table:table-cell>
          <table:table-cell office:value-type="string" calcext:value-type="string">
            <text:p><text:span text:style-name="T4">LLLVALL</text:span><text:span text:style-name="T5">V</text:span><text:span text:style-name="T6">ILLALLF</text:span><text:span text:style-name="T5">A</text:span><text:span text:style-name="T6">LL</text:span></text:p>
          </table:table-cell>
          <table:table-cell office:value-type="string" calcext:value-type="string">
            <text:p><text:span text:style-name="T4">LLLVALLTILL</text:span><text:span text:style-name="T5">I</text:span><text:span text:style-name="T6">LLFSLLILI</text:span></text:p>
          </table:table-cell>
          <table:table-cell/>
          <table:table-cell office:value-type="string" calcext:value-type="string">
            <text:p>L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9/LD7/LD6/LD4/LD1/LD10/LD12/LD52</text:p>
          </table:table-cell>
          <table:table-cell office:value-type="string" calcext:value-type="string">
            <text:p>LC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4">LLLALLLV</text:span><text:span text:style-name="T5">T</text:span><text:span text:style-name="T6">LLAYLL</text:span><text:span text:style-name="T5">S</text:span><text:span text:style-name="T6">FL</text:span></text:p>
          </table:table-cell>
          <table:table-cell office:value-type="string" calcext:value-type="string">
            <text:p><text:span text:style-name="T4">LLLALLLV</text:span><text:span text:style-name="T5">V</text:span><text:span text:style-name="T6">LLA</text:span><text:span text:style-name="T5">Y</text:span><text:span text:style-name="T6">LL</text:span><text:span text:style-name="T5">A</text:span><text:span text:style-name="T6">FL</text:span></text:p>
          </table:table-cell>
          <table:table-cell office:value-type="string" calcext:value-type="string">
            <text:p><text:span text:style-name="T4">LLLALLLVTLL</text:span><text:span text:style-name="T5">I</text:span><text:span text:style-name="T6">YLLSFLILI</text:span></text:p>
          </table:table-cell>
          <table:table-cell table:style-name="ce3" office:value-type="string" calcext:value-type="string">
            <text:p><text:span text:style-name="T4">LLLALLLV</text:span><text:span text:style-name="T5">V</text:span><text:span text:style-name="T6">LLA</text:span><text:span text:style-name="T5">F</text:span><text:span text:style-name="T6">LL</text:span><text:span text:style-name="T5">A</text:span><text:span text:style-name="T6">FL</text:span></text:p>
          </table:table-cell>
          <table:table-cell office:value-type="string" calcext:value-type="string">
            <text:p>RWT38/RWT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3</text:p>
          </table:table-cell>
          <table:table-cell/>
          <table:table-cell office:value-type="string" calcext:value-type="string">
            <text:p>YF3</text:p>
          </table:table-cell>
          <table:table-cell/>
        </table:table-row>
        <table:table-row table:style-name="ro2">
          <table:table-cell office:value-type="string" calcext:value-type="string">
            <text:p><text:span text:style-name="T4">LLLA</text:span><text:span text:style-name="T5">T</text:span><text:span text:style-name="T6">LLI</text:span><text:span text:style-name="T5">S</text:span><text:span text:style-name="T6">LLF</text:span><text:span text:style-name="T5">T</text:span><text:span text:style-name="T6">LLVLL</text:span></text:p>
          </table:table-cell>
          <table:table-cell office:value-type="string" calcext:value-type="string">
            <text:p><text:span text:style-name="T4">LLLA</text:span><text:span text:style-name="T5">V</text:span><text:span text:style-name="T6">LLI</text:span><text:span text:style-name="T5">A</text:span><text:span text:style-name="T6">LLF</text:span><text:span text:style-name="T5">V</text:span><text:span text:style-name="T6">LLVLL</text:span></text:p>
          </table:table-cell>
          <table:table-cell office:value-type="string" calcext:value-type="string">
            <text:p><text:span text:style-name="T4">LLLATLLI</text:span><text:span text:style-name="T5">I</text:span><text:span text:style-name="T6">LLFTLLVLLILI</text:span></text:p>
          </table:table-cell>
          <table:table-cell/>
          <table:table-cell office:value-type="string" calcext:value-type="string">
            <text:p>RWT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36/RD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4">LLLFYLLL</text:span><text:span text:style-name="T5">T</text:span><text:span text:style-name="T6">LLVALLSIL</text:span></text:p>
          </table:table-cell>
          <table:table-cell office:value-type="string" calcext:value-type="string">
            <text:p><text:span text:style-name="T4">LLLF</text:span><text:span text:style-name="T5">Y</text:span><text:span text:style-name="T6">LLL</text:span><text:span text:style-name="T5">V</text:span><text:span text:style-name="T6">LLVALL</text:span><text:span text:style-name="T5">A</text:span><text:span text:style-name="T6">IL</text:span></text:p>
          </table:table-cell>
          <table:table-cell office:value-type="string" calcext:value-type="string">
            <text:p><text:span text:style-name="T4">LLLFYLLLTLLV</text:span><text:span text:style-name="T5">I</text:span><text:span text:style-name="T6">LLSILILI</text:span></text:p>
          </table:table-cell>
          <table:table-cell table:style-name="ce3" office:value-type="string" calcext:value-type="string">
            <text:p><text:span text:style-name="T4">LLLF</text:span><text:span text:style-name="T5">F</text:span><text:span text:style-name="T6">LLL</text:span><text:span text:style-name="T5">V</text:span><text:span text:style-name="T6">LLVALL</text:span><text:span text:style-name="T5">A</text:span><text:span text:style-name="T6">IL</text:span></text:p>
          </table:table-cell>
          <table:table-cell table:number-columns-repeated="2"/>
          <table:table-cell office:value-type="string" calcext:value-type="string">
            <text:p>RD53/RD50</text:p>
          </table:table-cell>
          <table:table-cell office:value-type="string" calcext:value-type="string">
            <text:p>RC6/RC5</text:p>
          </table:table-cell>
          <table:table-cell office:value-type="string" calcext:value-type="string">
            <text:p>YF7/YF5/YF4</text:p>
          </table:table-cell>
          <table:table-cell/>
        </table:table-row>
        <table:table-row table:style-name="ro2">
          <table:table-cell office:value-type="string" calcext:value-type="string">
            <text:p><text:span text:style-name="T4">LLLLILL</text:span><text:span text:style-name="T5">S</text:span><text:span text:style-name="T6">VLLAYLL</text:span><text:span text:style-name="T5">T</text:span><text:span text:style-name="T6">FL</text:span></text:p>
          </table:table-cell>
          <table:table-cell office:value-type="string" calcext:value-type="string">
            <text:p><text:span text:style-name="T4">LLLLILL</text:span><text:span text:style-name="T5">A</text:span><text:span text:style-name="T6">VLLA</text:span><text:span text:style-name="T5">Y</text:span><text:span text:style-name="T6">LL</text:span><text:span text:style-name="T5">V</text:span><text:span text:style-name="T6">FL</text:span></text:p>
          </table:table-cell>
          <table:table-cell office:value-type="string" calcext:value-type="string">
            <text:p><text:span text:style-name="T4">LLLLILLSVLL</text:span><text:span text:style-name="T5">I</text:span><text:span text:style-name="T6">YLLTFLILI</text:span></text:p>
          </table:table-cell>
          <table:table-cell table:style-name="ce3" office:value-type="string" calcext:value-type="string">
            <text:p><text:span text:style-name="T4">LLLLILL</text:span><text:span text:style-name="T5">A</text:span><text:span text:style-name="T6">VLLA</text:span><text:span text:style-name="T5">F</text:span><text:span text:style-name="T6">LL</text:span><text:span text:style-name="T5">V</text:span><text:span text:style-name="T6">FL</text:span></text:p>
          </table:table-cell>
          <table:table-cell office:value-type="string" calcext:value-type="string">
            <text:p>RWT3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C7</text:p>
          </table:table-cell>
          <table:table-cell office:value-type="string" calcext:value-type="string">
            <text:p>YF6</text:p>
          </table:table-cell>
          <table:table-cell/>
        </table:table-row>
        <table:table-row table:style-name="ro2">
          <table:table-cell office:value-type="string" calcext:value-type="string">
            <text:p><text:span text:style-name="T4">LLLL</text:span><text:span text:style-name="T5">T</text:span><text:span text:style-name="T6">LLVALL</text:span><text:span text:style-name="T5">ST</text:span><text:span text:style-name="T6">LLIFL</text:span></text:p>
          </table:table-cell>
          <table:table-cell office:value-type="string" calcext:value-type="string">
            <text:p><text:span text:style-name="T4">LLLL</text:span><text:span text:style-name="T5">V</text:span><text:span text:style-name="T6">LLVALL</text:span><text:span text:style-name="T5">AV</text:span><text:span text:style-name="T6">LLIFL</text:span></text:p>
          </table:table-cell>
          <table:table-cell office:value-type="string" calcext:value-type="string">
            <text:p><text:span text:style-name="T4">LLLLTLLVALLS</text:span><text:span text:style-name="T5">I</text:span><text:span text:style-name="T6">LLIFLILI</text:span></text:p>
          </table:table-cell>
          <table:table-cell/>
          <table:table-cell office:value-type="string" calcext:value-type="string">
            <text:p>RWT3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17</text:p>
          </table:table-cell>
          <table:table-cell office:value-type="string" calcext:value-type="string">
            <text:p>RC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4">LLL</text:span><text:span text:style-name="T5">T</text:span><text:span text:style-name="T6">ALLVALLFALL</text:span><text:span text:style-name="T5">S</text:span><text:span text:style-name="T6">LL</text:span></text:p>
          </table:table-cell>
          <table:table-cell office:value-type="string" calcext:value-type="string">
            <text:p><text:span text:style-name="T4">LLL</text:span><text:span text:style-name="T5">V</text:span><text:span text:style-name="T6">ALLVALLFALL</text:span><text:span text:style-name="T5">A</text:span><text:span text:style-name="T6">LL</text:span></text:p>
          </table:table-cell>
          <table:table-cell office:value-type="string" calcext:value-type="string">
            <text:p><text:span text:style-name="T4">LLLTALLVALLF</text:span><text:span text:style-name="T5">I</text:span><text:span text:style-name="T6">LLSLLILI</text:span></text:p>
          </table:table-cell>
          <table:table-cell/>
          <table:table-cell office:value-type="string" calcext:value-type="string">
            <text:p>RWT4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52</text:p>
          </table:table-cell>
          <table:table-cell office:value-type="string" calcext:value-type="string">
            <text:p>RC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4">LLLV</text:span><text:span text:style-name="T5">Y</text:span><text:span text:style-name="T6">LL</text:span><text:span text:style-name="T5">T</text:span><text:span text:style-name="T6">ILLALLL</text:span><text:span text:style-name="T5">S</text:span><text:span text:style-name="T6">FL</text:span></text:p>
          </table:table-cell>
          <table:table-cell office:value-type="string" calcext:value-type="string">
            <text:p><text:span text:style-name="T4">LLLV</text:span><text:span text:style-name="T5">Y</text:span><text:span text:style-name="T6">LL</text:span><text:span text:style-name="T5">V</text:span><text:span text:style-name="T6">ILLALLL</text:span><text:span text:style-name="T5">A</text:span><text:span text:style-name="T6">FL</text:span></text:p>
          </table:table-cell>
          <table:table-cell office:value-type="string" calcext:value-type="string">
            <text:p><text:span text:style-name="T4">LLLVYLLTILLALLL</text:span><text:span text:style-name="T5">I</text:span><text:span text:style-name="T6">FLILI</text:span></text:p>
          </table:table-cell>
          <table:table-cell table:style-name="ce3" office:value-type="string" calcext:value-type="string">
            <text:p><text:span text:style-name="T4">LLLV</text:span><text:span text:style-name="T5">F</text:span><text:span text:style-name="T6">LL</text:span><text:span text:style-name="T5">V</text:span><text:span text:style-name="T6">ILLALLL</text:span><text:span text:style-name="T5">A</text:span><text:span text:style-name="T6">FL</text:span></text:p>
          </table:table-cell>
          <table:table-cell table:number-columns-repeated="3"/>
          <table:table-cell office:value-type="string" calcext:value-type="string">
            <text:p>RC9/RC4/RC15/RC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4">LLL</text:span><text:span text:style-name="T5">Y</text:span><text:span text:style-name="T6">ALL</text:span><text:span text:style-name="T5">TT</text:span><text:span text:style-name="T6">LL</text:span><text:span text:style-name="T5">S</text:span><text:span text:style-name="T6">VLLFLL</text:span></text:p>
          </table:table-cell>
          <table:table-cell office:value-type="string" calcext:value-type="string">
            <text:p><text:span text:style-name="T4">LLL</text:span><text:span text:style-name="T5">Y</text:span><text:span text:style-name="T6">ALL</text:span><text:span text:style-name="T5">VV</text:span><text:span text:style-name="T6">LL</text:span><text:span text:style-name="T5">A</text:span><text:span text:style-name="T6">VLLFLL</text:span></text:p>
          </table:table-cell>
          <table:table-cell office:value-type="string" calcext:value-type="string">
            <text:p><text:span text:style-name="T4">LLLYALLTTLL</text:span><text:span text:style-name="T5">I</text:span><text:span text:style-name="T6">VLLFLLILI</text:span></text:p>
          </table:table-cell>
          <table:table-cell table:style-name="ce3" office:value-type="string" calcext:value-type="string">
            <text:p><text:span text:style-name="T4">LLL</text:span><text:span text:style-name="T5">F</text:span><text:span text:style-name="T6">ALL</text:span><text:span text:style-name="T5">VV</text:span><text:span text:style-name="T6">LL</text:span><text:span text:style-name="T5">A</text:span><text:span text:style-name="T6">VLLFLL</text:span></text:p>
          </table:table-cell>
          <table:table-cell office:value-type="string" calcext:value-type="string">
            <text:p>RWT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2/RD48</text:p>
          </table:table-cell>
          <table:table-cell office:value-type="string" calcext:value-type="string">
            <text:p>RC11/RC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4">LLL</text:span><text:span text:style-name="T5">Y</text:span><text:span text:style-name="T6">ALL</text:span><text:span text:style-name="T5">T</text:span><text:span text:style-name="T6">VLLALLL</text:span><text:span text:style-name="T5">S</text:span><text:span text:style-name="T6">FL</text:span></text:p>
          </table:table-cell>
          <table:table-cell office:value-type="string" calcext:value-type="string">
            <text:p><text:span text:style-name="T4">LLL</text:span><text:span text:style-name="T5">Y</text:span><text:span text:style-name="T6">ALL</text:span><text:span text:style-name="T5">V</text:span><text:span text:style-name="T6">VLLALLL</text:span><text:span text:style-name="T5">A</text:span><text:span text:style-name="T6">FL</text:span></text:p>
          </table:table-cell>
          <table:table-cell office:value-type="string" calcext:value-type="string">
            <text:p><text:span text:style-name="T4">LLLYALLTVLLALLL</text:span><text:span text:style-name="T5">I</text:span><text:span text:style-name="T6">FLILI</text:span></text:p>
          </table:table-cell>
          <table:table-cell table:style-name="ce3" office:value-type="string" calcext:value-type="string">
            <text:p><text:span text:style-name="T4">LLL</text:span><text:span text:style-name="T5">F</text:span><text:span text:style-name="T6">ALL</text:span><text:span text:style-name="T5">V</text:span><text:span text:style-name="T6">VLLALLL</text:span><text:span text:style-name="T5">A</text:span><text:span text:style-name="T6">FL</text:span></text:p>
          </table:table-cell>
          <table:table-cell office:value-type="string" calcext:value-type="string">
            <text:p>RWT3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1/RD12/RD22/RD39</text:p>
          </table:table-cell>
          <table:table-cell office:value-type="string" calcext:value-type="string">
            <text:p>RC2</text:p>
          </table:table-cell>
          <table:table-cell office:value-type="string" calcext:value-type="string">
            <text:p>YF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4:29:54.139335842</meta:creation-date>
    <dc:date>2024-04-11T16:21:48.840844687</dc:date>
    <meta:editing-duration>PT3H7M48S</meta:editing-duration>
    <meta:editing-cycles>3</meta:editing-cycles>
    <meta:generator>LibreOffice/7.3.7.2$Linux_X86_64 LibreOffice_project/30$Build-2</meta:generator>
    <meta:document-statistic meta:table-count="3" meta:cell-count="235" meta:object-count="0"/>
  </office:meta>
</office:document-meta>
</file>